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84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3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228in"/>
    </style:style>
    <style:style style:name="co9" style:family="table-column">
      <style:table-column-properties fo:break-before="auto" style:column-width="0.9693in"/>
    </style:style>
    <style:style style:name="co10" style:family="table-column">
      <style:table-column-properties fo:break-before="auto" style:column-width="0.2764in"/>
    </style:style>
    <style:style style:name="co11" style:family="table-column">
      <style:table-column-properties fo:break-before="auto" style:column-width="0.3339in"/>
    </style:style>
    <style:style style:name="co12" style:family="table-column">
      <style:table-column-properties fo:break-before="auto" style:column-width="0.6146in"/>
    </style:style>
    <style:style style:name="co13" style:family="table-column">
      <style:table-column-properties fo:break-before="auto" style:column-width="0.5937in"/>
    </style:style>
    <style:style style:name="co14" style:family="table-column">
      <style:table-column-properties fo:break-before="auto" style:column-width="0.5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3" style:family="table-cell" style:parent-style-name="Default" style:data-style-name="N114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 style:data-style-name="N114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 style:data-style-name="N114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 style:data-style-name="N11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1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8" style:family="table-cell" style:parent-style-name="Default" style:data-style-name="N114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bC4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nourut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adity</text:p>
          </table:table-cell>
          <table:table-cell table:style-name="ce1" office:value-type="string" calcext:value-type="string">
            <text:p>windy</text:p>
          </table:table-cell>
          <table:table-cell table:style-name="ce1" office:value-type="string" calcext:value-type="string">
            <text:p>play</text:p>
          </table:table-cell>
          <table:table-cell table:style-name="ce4"/>
          <table:table-cell table:style-name="Default" table:number-columns-repeated="9"/>
          <table:table-cell table:style-name="ce4"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ud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Co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Co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oudy</text:p>
          </table:table-cell>
          <table:table-cell table:style-name="ce2" office:value-type="string" calcext:value-type="string">
            <text:p>Co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Co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oud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loud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ai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7"/>
          <table:table-cell table:style-name="ce1" office:value-type="string" calcext:value-type="string">
            <text:p>langkah</text:p>
          </table:table-cell>
          <table:table-cell table:style-name="ce1"/>
          <table:table-cell table:style-name="ce1" office:value-type="string" calcext:value-type="string">
            <text:p>informasi</text:p>
          </table:table-cell>
          <table:table-cell table:style-name="ce1" office:value-type="string" calcext:value-type="string">
            <text:p>jumla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ntropy</text:p>
          </table:table-cell>
          <table:table-cell table:style-name="ce1"/>
          <table:table-cell table:style-name="ce1" office:value-type="string" calcext:value-type="string">
            <text:p>gain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13" table:formula="of:=(-1*([.L18]/[.K18])*LOG([.L18]/[.K18];2))+(-1*([.M18]/[.K18])*LOG([.M18]/[.K18];2))" office:value-type="float" office:value="0.863120568566631" calcext:value-type="float">
            <text:p>0,8631</text:p>
          </table:table-cell>
          <table:table-cell table:style-name="ce13"/>
          <table:table-cell table:style-name="ce5"/>
          <table:table-cell table:number-columns-repeated="1008"/>
        </table:table-row>
        <table:table-row table:style-name="ro1">
          <table:table-cell table:number-columns-repeated="7"/>
          <table:table-cell table:style-name="ce5"/>
          <table:table-cell table:style-name="ce5" office:value-type="string" calcext:value-type="string">
            <text:p>outlook</text:p>
          </table:table-cell>
          <table:table-cell table:style-name="ce5" office:value-type="string" calcext:value-type="string">
            <text:p>cloud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0" calcext:value-type="float">
            <text:p>0,0000</text:p>
          </table:table-cell>
          <table:table-cell table:style-name="ce13" table:formula="of:=[.K19]/[.K18]*[.N19]" office:value-type="float" office:value="0" calcext:value-type="float">
            <text:p>0,0000</text:p>
          </table:table-cell>
          <table:table-cell table:style-name="ce13" table:formula="of:=[.N18]-SUM([.O19:.O21])" office:value-type="float" office:value="0.258521036658763" calcext:value-type="float" table:number-columns-spanned="1" table:number-rows-spanned="3">
            <text:p>0,258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rain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3" table:formula="of:=(-1*([.L20]/[.K20])*LOG([.L20]/[.K20];2))+(-1*([.M20]/[.K20])*LOG([.M20]/[.K20];2))" office:value-type="float" office:value="0.721928094887362" calcext:value-type="float">
            <text:p>0,7219</text:p>
          </table:table-cell>
          <table:table-cell table:style-name="ce13" table:formula="of:=[.K20]/[.K18]*[.N20]" office:value-type="float" office:value="0.257831462459772" calcext:value-type="float">
            <text:p>0,2578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sunny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3" table:formula="of:=(-1*([.L21]/[.K21])*LOG([.L21]/[.K21];2))+(-1*([.M21]/[.K21])*LOG([.M21]/[.K21];2))" office:value-type="float" office:value="0.970950594454668" calcext:value-type="float">
            <text:p>0,9710</text:p>
          </table:table-cell>
          <table:table-cell table:style-name="ce13" table:formula="of:=[.K21]/[.K18]*[.N21]" office:value-type="float" office:value="0.346768069448096" calcext:value-type="float">
            <text:p>0,3468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temperature</text:p>
          </table:table-cell>
          <table:table-cell table:style-name="ce5" office:value-type="string" calcext:value-type="string">
            <text:p>col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0" calcext:value-type="float">
            <text:p>0,0000</text:p>
          </table:table-cell>
          <table:table-cell table:style-name="ce13" table:formula="of:=[.K22]/[.K18]*[.N22]" office:value-type="float" office:value="0" calcext:value-type="float">
            <text:p>0,0000</text:p>
          </table:table-cell>
          <table:table-cell table:style-name="ce16" table:formula="of:=[.N18]-SUM([.O22:.O24])" office:value-type="float" office:value="0.183850925400421" calcext:value-type="float" table:number-columns-spanned="1" table:number-rows-spanned="3">
            <text:p>0,1839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hot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13" table:formula="of:=(-1*([.L23]/[.K23])*LOG([.L23]/[.K23];2))+(-1*([.M23]/[.K23])*LOG([.M23]/[.K23];2))" office:value-type="float" office:value="1" calcext:value-type="float">
            <text:p>1,0000</text:p>
          </table:table-cell>
          <table:table-cell table:style-name="ce13" table:formula="of:=[.K23]/[.K18]*[.N23]" office:value-type="float" office:value="0.285714285714286" calcext:value-type="float">
            <text:p>0,2857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mild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3" table:formula="of:=(-1*([.L24]/[.K24])*LOG([.L24]/[.K24];2))+(-1*([.M24]/[.K24])*LOG([.M24]/[.K24];2))" office:value-type="float" office:value="0.91829583405449" calcext:value-type="float">
            <text:p>0,9183</text:p>
          </table:table-cell>
          <table:table-cell table:style-name="ce13" table:formula="of:=[.K24]/[.K18]*[.N24]" office:value-type="float" office:value="0.393555357451924" calcext:value-type="float">
            <text:p>0,3936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5"/>
          <table:table-cell table:style-name="ce9" office:value-type="string" calcext:value-type="string">
            <text:p>humadity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13" table:formula="of:=(-1*([.L25]/[.K25])*LOG([.L25]/[.K25];2))+(-1*([.M25]/[.K25])*LOG([.M25]/[.K25];2))" office:value-type="float" office:value="0.985228136034252" calcext:value-type="float">
            <text:p>0,9852</text:p>
          </table:table-cell>
          <table:table-cell table:style-name="ce13" table:formula="of:=[.K25]/[.K18]*[.N25]" office:value-type="float" office:value="0.492614068017126" calcext:value-type="float">
            <text:p>0,4926</text:p>
          </table:table-cell>
          <table:table-cell table:style-name="ce17" table:formula="of:=[.N18]-SUM([.O25:.O26])" office:value-type="float" office:value="0.370506500549505" calcext:value-type="float" table:number-columns-spanned="1" table:number-rows-spanned="2">
            <text:p>0,370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norma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0" calcext:value-type="float">
            <text:p>0,0000</text:p>
          </table:table-cell>
          <table:table-cell table:style-name="ce13" table:formula="of:=[.K26]/[.K18]*[.N26]" office:value-type="float" office:value="0" calcext:value-type="float">
            <text:p>0,0000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5"/>
          <table:table-cell table:style-name="ce5" office:value-type="string" calcext:value-type="string">
            <text:p>windy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13" table:formula="of:=(-1*([.L27]/[.K27])*LOG([.L27]/[.K27];2))+(-1*([.M27]/[.K27])*LOG([.M27]/[.K27];2))" office:value-type="float" office:value="0.811278124459133" calcext:value-type="float">
            <text:p>0,8113</text:p>
          </table:table-cell>
          <table:table-cell table:style-name="ce13" table:formula="of:=[.K27]/[.K18]*[.N27]" office:value-type="float" office:value="0.463587499690933" calcext:value-type="float">
            <text:p>0,4636</text:p>
          </table:table-cell>
          <table:table-cell table:style-name="ce13" table:formula="of:=[.N18]-SUM([.O27:.O28])" office:value-type="float" office:value="0.0059777114237739" calcext:value-type="float" table:number-columns-spanned="1" table:number-rows-spanned="2">
            <text:p>0,006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5" table:number-columns-repeated="2"/>
          <table:table-cell table:style-name="ce5" office:value-type="string" calcext:value-type="string">
            <text:p>tru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13" table:formula="of:=(-1*([.L28]/[.K28])*LOG([.L28]/[.K28];2))+(-1*([.M28]/[.K28])*LOG([.M28]/[.K28];2))" office:value-type="float" office:value="0.91829583405449" calcext:value-type="float">
            <text:p>0,9183</text:p>
          </table:table-cell>
          <table:table-cell table:style-name="ce13" table:formula="of:=[.K28]/[.K18]*[.N28]" office:value-type="float" office:value="0.393555357451924" calcext:value-type="float">
            <text:p>0,3936</text:p>
          </table:table-cell>
          <table:covered-table-cell table:style-name="ce13"/>
          <table:table-cell table:number-columns-repeated="1008"/>
        </table:table-row>
        <table:table-row table:style-name="ro1">
          <table:table-cell table:number-columns-repeated="7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humadity high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4" table:formula="of:=(-1*([.L29]/[.K29])*LOG([.L29]/[.K29];2))+(-1*([.M29]/[.K29])*LOG([.M29]/[.K29];2))" office:value-type="float" office:value="0.985228136034252" calcext:value-type="float">
            <text:p>0,9852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style-name="ce10" office:value-type="string" calcext:value-type="string">
            <text:p>outlook</text:p>
          </table:table-cell>
          <table:table-cell table:style-name="ce6" office:value-type="string" calcext:value-type="string">
            <text:p>cloud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float" office:value="0" calcext:value-type="float">
            <text:p>0,0000</text:p>
          </table:table-cell>
          <table:table-cell table:style-name="ce6" table:formula="of:=[.K30]/[.K29]*[.N30]" office:value-type="float" office:value="0" calcext:value-type="float">
            <text:p>0</text:p>
          </table:table-cell>
          <table:table-cell table:style-name="ce18" table:formula="of:=[.N29]-SUM([.O30:.O32])" office:value-type="float" office:value="0.699513850319966" calcext:value-type="float" table:number-columns-spanned="1" table:number-rows-spanned="3">
            <text:p>0,6995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 table:number-columns-repeated="2"/>
          <table:table-cell table:style-name="ce6" office:value-type="string" calcext:value-type="string">
            <text:p>rainy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" table:formula="of:=(-1*([.L31]/[.K31])*LOG([.L31]/[.K31];2))+(-1*([.M31]/[.K31])*LOG([.M31]/[.K31];2))" office:value-type="float" office:value="1" calcext:value-type="float">
            <text:p>1,0000</text:p>
          </table:table-cell>
          <table:table-cell table:style-name="ce14" table:formula="of:=[.K31]/[.K29]*[.N31]" office:value-type="float" office:value="0.285714285714286" calcext:value-type="float">
            <text:p>0,2857</text:p>
          </table:table-cell>
          <table:covered-table-cell table:style-name="ce6"/>
          <table:table-cell table:number-columns-repeated="1008"/>
        </table:table-row>
        <table:table-row table:style-name="ro1">
          <table:table-cell table:number-columns-repeated="7"/>
          <table:table-cell table:style-name="ce6" table:number-columns-repeated="2"/>
          <table:table-cell table:style-name="ce6" office:value-type="string" calcext:value-type="string">
            <text:p>sunny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,0000</text:p>
          </table:table-cell>
          <table:table-cell table:style-name="ce6" table:formula="of:=[.K32]/[.K29]*[.N32]" office:value-type="float" office:value="0" calcext:value-type="float">
            <text:p>0</text:p>
          </table:table-cell>
          <table:covered-table-cell table:style-name="ce6"/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cold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,000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N29]-SUM([.O33:.O35])" office:value-type="float" office:value="0.0202442071537562" calcext:value-type="float" table:number-columns-spanned="1" table:number-rows-spanned="3">
            <text:p>0,02024420715375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 table:number-columns-repeated="2"/>
          <table:table-cell table:style-name="ce6" office:value-type="string" calcext:value-type="string">
            <text:p>ho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(-1*([.L34]/[.K34])*LOG([.L34]/[.K34];2))+(-1*([.M34]/[.K34])*LOG([.M34]/[.K34];2))" office:value-type="float" office:value="0.91829583405449" calcext:value-type="float">
            <text:p>0,9183</text:p>
          </table:table-cell>
          <table:table-cell table:style-name="ce14" table:formula="of:=[.K34]/[.K29]*[.N34]" office:value-type="float" office:value="0.393555357451924" calcext:value-type="float">
            <text:p>0,3936</text:p>
          </table:table-cell>
          <table:covered-table-cell table:style-name="ce6"/>
          <table:table-cell table:number-columns-repeated="1008"/>
        </table:table-row>
        <table:table-row table:style-name="ro1">
          <table:table-cell table:number-columns-repeated="7"/>
          <table:table-cell table:style-name="ce6" table:number-columns-repeated="2"/>
          <table:table-cell table:style-name="ce6" office:value-type="string" calcext:value-type="string">
            <text:p>mild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table:formula="of:=(-1*([.L35]/[.K35])*LOG([.L35]/[.K35];2))+(-1*([.M35]/[.K35])*LOG([.M35]/[.K35];2))" office:value-type="float" office:value="1" calcext:value-type="float">
            <text:p>1,0000</text:p>
          </table:table-cell>
          <table:table-cell table:style-name="ce14" table:formula="of:=[.K35]/[.K29]*[.N35]" office:value-type="float" office:value="0.571428571428571" calcext:value-type="float">
            <text:p>0,5714</text:p>
          </table:table-cell>
          <table:covered-table-cell table:style-name="ce6"/>
          <table:table-cell table:number-columns-repeated="1008"/>
        </table:table-row>
        <table:table-row table:style-name="ro1">
          <table:table-cell table:number-columns-repeated="7"/>
          <table:table-cell table:style-name="ce6"/>
          <table:table-cell table:style-name="ce6" office:value-type="string" calcext:value-type="string">
            <text:p>windy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4" table:formula="of:=(-1*([.L36]/[.K36])*LOG([.L36]/[.K36];2))+(-1*([.M36]/[.K36])*LOG([.M36]/[.K36];2))" office:value-type="float" office:value="1" calcext:value-type="float">
            <text:p>1,0000</text:p>
          </table:table-cell>
          <table:table-cell table:style-name="ce14" table:formula="of:=[.K36]/[.K29]*[.N36]" office:value-type="float" office:value="0.571428571428571" calcext:value-type="float">
            <text:p>0,5714</text:p>
          </table:table-cell>
          <table:table-cell table:style-name="ce6" table:formula="of:=[.N29]-SUM([.O36:.O38])" office:value-type="float" office:value="0.0202442071537562" calcext:value-type="float" table:number-columns-spanned="1" table:number-rows-spanned="2">
            <text:p>0,020244207153756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" table:number-columns-repeated="2"/>
          <table:table-cell table:style-name="ce6" office:value-type="string" calcext:value-type="string">
            <text:p>tru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(-1*([.L37]/[.K37])*LOG([.L37]/[.K37];2))+(-1*([.M37]/[.K37])*LOG([.M37]/[.K37];2))" office:value-type="float" office:value="0.91829583405449" calcext:value-type="float">
            <text:p>0,9183</text:p>
          </table:table-cell>
          <table:table-cell table:style-name="ce14" table:formula="of:=[.K37]/[.K29]*[.N37]" office:value-type="float" office:value="0.393555357451924" calcext:value-type="float">
            <text:p>0,3936</text:p>
          </table:table-cell>
          <table:covered-table-cell table:style-name="ce6"/>
          <table:table-cell table:number-columns-repeated="1008"/>
        </table:table-row>
        <table:table-row table:style-name="ro2"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humadity high outlook rainy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5" table:formula="of:=(-1*([.L38]/[.K38])*LOG([.L38]/[.K38];2))+(-1*([.M38]/[.K38])*LOG([.M38]/[.K38];2))" office:value-type="float" office:value="1" calcext:value-type="float">
            <text:p>1,0000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7"/>
          <table:table-cell table:style-name="ce7" office:value-type="string" calcext:value-type="string">
            <text:p>temparature</text:p>
          </table:table-cell>
          <table:table-cell table:style-name="ce7" office:value-type="string" calcext:value-type="string">
            <text:p>cold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,0000</text:p>
          </table:table-cell>
          <table:table-cell table:style-name="ce7" table:formula="of:=[.K39]/[.K38]*[.N39]" office:value-type="float" office:value="0" calcext:value-type="float">
            <text:p>0</text:p>
          </table:table-cell>
          <table:table-cell table:style-name="ce7" table:formula="of:=[.N38]-SUM([.O39:.O41])" office:value-type="float" office:value="0" calcext:value-type="float" table:number-columns-spanned="1" table:number-rows-spanned="3">
            <text:p>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ho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,000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7"/>
          <table:table-cell table:number-columns-repeated="1008"/>
        </table:table-row>
        <table:table-row table:style-name="ro1"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mil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5" table:formula="of:=(-1*([.L41]/[.K41])*LOG([.L41]/[.K41];2))+(-1*([.M41]/[.K41])*LOG([.M41]/[.K41];2))" office:value-type="float" office:value="1" calcext:value-type="float">
            <text:p>1,0000</text:p>
          </table:table-cell>
          <table:table-cell table:style-name="ce7" table:formula="of:=[.K41]/[.K38]*[.N41]" office:value-type="float" office:value="1" calcext:value-type="float">
            <text:p>1</text:p>
          </table:table-cell>
          <table:covered-table-cell table:style-name="ce7"/>
          <table:table-cell table:number-columns-repeated="1008"/>
        </table:table-row>
        <table:table-row table:style-name="ro1">
          <table:table-cell table:number-columns-repeated="7"/>
          <table:table-cell table:style-name="ce7"/>
          <table:table-cell table:style-name="ce12" office:value-type="string" calcext:value-type="string">
            <text:p>windy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,0000</text:p>
          </table:table-cell>
          <table:table-cell table:style-name="ce7" table:formula="of:=[.K42]/[.K38]*[.N42]" office:value-type="float" office:value="0" calcext:value-type="float">
            <text:p>0</text:p>
          </table:table-cell>
          <table:table-cell table:style-name="ce12" table:formula="of:=[.N38]-SUM([.O42:.O43])" office:value-type="float" office:value="1" calcext:value-type="float" table:number-columns-spanned="1" table:number-rows-spanned="2">
            <text:p>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7" table:number-columns-repeated="2"/>
          <table:table-cell table:style-name="ce7" office:value-type="string" calcext:value-type="string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5" office:value-type="float" office:value="0" calcext:value-type="float">
            <text:p>0,0000</text:p>
          </table:table-cell>
          <table:table-cell table:style-name="ce7" office:value-type="float" office:value="0" calcext:value-type="float">
            <text:p>0</text:p>
          </table:table-cell>
          <table:covered-table-cell table:style-name="ce7"/>
          <table:table-cell table:number-columns-repeated="1008"/>
        </table:table-row>
        <table:table-row table:style-name="ro1">
          <table:table-cell table:number-columns-repeated="7"/>
          <table:table-cell table:style-name="ce7" table:number-columns-repeated="9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bC45.A1:dbC45.F1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d" fo:country="ID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number:min-decimal-places="14"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6">
      <number:number number:decimal-places="12" number:min-decimal-places="12"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08:51:33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dc:date>2020-11-23T11:13:35.192000000</dc:date>
    <dc:creator>Marlon Leong</dc:creator>
    <meta:editing-duration>PT18M52S</meta:editing-duration>
    <meta:editing-cycles>5</meta:editing-cycles>
    <meta:document-statistic meta:table-count="1" meta:cell-count="271" meta:object-count="0"/>
  </office:meta>
</office:document-meta>
</file>